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MingLiU" svg:font-family="PMingLiU" style:font-family-generic="system" style:font-pitch="variable"/>
    <style:font-face style:name="Times New Roman1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List_20_Paragraph">
      <style:paragraph-properties fo:margin-left="12.7cm" fo:margin-right="1.429cm" fo:text-align="center" style:justify-single-word="false" fo:text-indent="1.27cm" style:auto-text-indent="false"/>
      <style:text-properties style:font-name="Times New Roman" fo:font-size="11pt" officeooo:rsid="00932eee" officeooo:paragraph-rsid="00932eee" style:font-name-asian="PMingLiU" style:font-size-asian="11pt" style:language-asian="zh" style:country-asian="TW" style:font-name-complex="Times New Roman1" style:font-size-complex="11pt"/>
    </style:style>
    <style:style style:name="P2" style:family="paragraph" style:parent-style-name="List_20_Paragraph">
      <style:paragraph-properties fo:margin-left="1.27cm" fo:margin-right="0.582cm" fo:text-align="end" style:justify-single-word="false" fo:text-indent="0cm" style:auto-text-indent="false"/>
      <style:text-properties style:font-name="Times New Roman" fo:font-size="11pt" style:font-name-asian="PMingLiU" style:font-size-asian="11pt" style:language-asian="zh" style:country-asian="TW" style:font-name-complex="Times New Roman1" style:font-size-complex="11pt"/>
    </style:style>
    <style:style style:name="P3" style:family="paragraph" style:parent-style-name="List_20_Paragraph">
      <style:paragraph-properties fo:text-align="end" style:justify-single-word="false"/>
      <style:text-properties style:font-name="Times New Roman" fo:font-size="11pt" style:font-name-asian="PMingLiU" style:font-size-asian="11pt" style:language-asian="zh" style:country-asian="TW" style:font-name-complex="Times New Roman1" style:font-size-complex="11pt"/>
    </style:style>
    <style:style style:name="P4" style:family="paragraph" style:parent-style-name="List_20_Paragraph">
      <style:paragraph-properties fo:margin-left="0cm" fo:margin-right="0.582cm" fo:text-indent="0cm" style:auto-text-indent="false"/>
      <style:text-properties fo:font-size="11pt" style:font-size-asian="11pt" style:font-size-complex="11pt"/>
    </style:style>
    <style:style style:name="P5" style:family="paragraph" style:parent-style-name="List_20_Paragraph">
      <style:paragraph-properties fo:margin-left="11.43cm" fo:margin-right="0cm" fo:text-indent="0cm" style:auto-text-indent="false"/>
      <style:text-properties fo:font-size="11pt" style:font-size-asian="11pt" style:font-size-complex="11pt"/>
    </style:style>
    <style:style style:name="P6" style:family="paragraph" style:parent-style-name="List_20_Paragraph">
      <style:paragraph-properties fo:margin-left="0cm" fo:margin-right="0.582cm" fo:text-indent="1.27cm" style:auto-text-indent="false"/>
      <style:text-properties style:font-name="Times New Roman" fo:font-size="11pt" style:font-name-asian="PMingLiU" style:font-size-asian="11pt" style:language-asian="zh" style:country-asian="TW" style:font-name-complex="Times New Roman1" style:font-size-complex="11pt"/>
    </style:style>
    <style:style style:name="P7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font-size="11pt" fo:font-weight="normal" officeooo:paragraph-rsid="001351e1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fo:font-size="11pt" style:text-underline-style="solid" style:text-underline-width="auto" style:text-underline-color="font-color" fo:font-weight="bold" officeooo:rsid="0036f09a" officeooo:paragraph-rsid="0036f09a" style:font-size-asian="11pt" style:font-weight-asian="bold" style:font-name-complex="Times New Roman1" style:font-size-complex="11pt"/>
    </style:style>
    <style:style style:name="P9" style:family="paragraph" style:parent-style-name="Standard">
      <style:paragraph-properties fo:margin-top="0cm" fo:margin-bottom="0cm" loext:contextual-spacing="false"/>
      <style:text-properties style:font-name="Times New Roman" fo:font-size="11pt" style:font-name-asian="PMingLiU" style:font-size-asian="11pt" style:language-asian="zh" style:country-asian="TW" style:font-name-complex="Times New Roman1" style:font-size-complex="11pt"/>
    </style:style>
    <style:style style:name="P10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fo:font-size="8pt" style:text-underline-style="solid" style:text-underline-width="auto" style:text-underline-color="font-color" style:font-size-asian="7pt" style:font-name-complex="Times New Roman1" style:font-size-complex="8pt"/>
    </style:style>
    <style:style style:name="P11" style:family="paragraph" style:parent-style-name="Standard">
      <style:paragraph-properties fo:margin-top="0cm" fo:margin-bottom="0cm" loext:contextual-spacing="false" fo:text-align="justify" style:justify-single-word="false"/>
      <style:text-properties style:font-name="Times New Roman" fo:font-size="8pt" style:font-name-asian="PMingLiU" style:font-size-asian="7pt" style:language-asian="zh" style:country-asian="TW" style:font-name-complex="Times New Roman1" style:font-size-complex="8pt"/>
    </style:style>
    <style:style style:name="P12" style:family="paragraph" style:parent-style-name="Standard">
      <style:paragraph-properties fo:margin-top="0cm" fo:margin-bottom="0cm" loext:contextual-spacing="false" fo:text-align="justify" style:justify-single-word="false"/>
      <style:text-properties style:font-name="Times New Roman" fo:font-size="8pt" officeooo:paragraph-rsid="00639b8e" style:font-name-asian="PMingLiU" style:font-size-asian="7pt" style:language-asian="zh" style:country-asian="TW" style:font-name-complex="Times New Roman1" style:font-size-complex="8pt"/>
    </style:style>
    <style:style style:name="P13" style:family="paragraph" style:parent-style-name="Standard">
      <style:paragraph-properties fo:margin-top="0cm" fo:margin-bottom="0cm" loext:contextual-spacing="false" fo:text-align="justify" style:justify-single-word="false"/>
      <style:text-properties officeooo:paragraph-rsid="0039bb8c"/>
    </style:style>
    <style:style style:name="P14" style:family="paragraph" style:parent-style-name="Standard">
      <style:paragraph-properties fo:margin-top="0cm" fo:margin-bottom="0cm" loext:contextual-spacing="false" fo:text-align="justify" style:justify-single-word="false"/>
      <style:text-properties officeooo:paragraph-rsid="008af8dd"/>
    </style:style>
    <style:style style:name="P15" style:family="paragraph" style:parent-style-name="Standard">
      <style:paragraph-properties fo:margin-top="0cm" fo:margin-bottom="0cm" loext:contextual-spacing="false" fo:text-align="center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16" style:family="paragraph" style:parent-style-name="Standard">
      <style:paragraph-properties fo:margin-top="0cm" fo:margin-bottom="0cm" loext:contextual-spacing="false" fo:text-align="justify" style:justify-single-word="false"/>
      <style:text-properties fo:font-size="11pt" style:font-size-asian="11pt" style:font-size-complex="11pt"/>
    </style:style>
    <style:style style:name="P17" style:family="paragraph" style:parent-style-name="Standard">
      <style:paragraph-properties fo:margin-top="0cm" fo:margin-bottom="0cm" loext:contextual-spacing="false" fo:text-align="justify" style:justify-single-word="false"/>
      <style:text-properties fo:font-size="11pt" officeooo:paragraph-rsid="00497ef5" style:font-size-asian="11pt" style:font-size-complex="11pt"/>
    </style:style>
    <style:style style:name="P18" style:family="paragraph" style:parent-style-name="Standard">
      <style:paragraph-properties fo:margin-top="0cm" fo:margin-bottom="0cm" loext:contextual-spacing="false" fo:text-align="justify" style:justify-single-word="false"/>
      <style:text-properties fo:font-size="11pt" officeooo:paragraph-rsid="005047a4" style:font-size-asian="11pt" style:font-size-complex="11pt"/>
    </style:style>
    <style:style style:name="P19" style:family="paragraph" style:parent-style-name="Standard">
      <style:paragraph-properties fo:margin-top="0cm" fo:margin-bottom="0cm" loext:contextual-spacing="false" fo:text-align="justify" style:justify-single-word="false"/>
      <style:text-properties fo:font-size="11pt" officeooo:paragraph-rsid="00639b8e" style:font-size-asian="11pt" style:font-size-complex="11pt"/>
    </style:style>
    <style:style style:name="P20" style:family="paragraph" style:parent-style-name="Standard">
      <style:paragraph-properties fo:margin-top="0cm" fo:margin-bottom="0cm" loext:contextual-spacing="false" fo:text-align="justify" style:justify-single-word="false">
        <style:tab-stops>
          <style:tab-stop style:position="0.265cm"/>
          <style:tab-stop style:position="1.799cm"/>
        </style:tab-stops>
      </style:paragraph-properties>
      <style:text-properties fo:font-size="8pt" officeooo:paragraph-rsid="00455435" style:font-size-asian="7pt" style:font-size-complex="8pt"/>
    </style:style>
    <style:style style:name="P21" style:family="paragraph" style:parent-style-name="Standard">
      <style:paragraph-properties fo:margin-left="2cm" fo:margin-right="0cm" fo:margin-top="0cm" fo:margin-bottom="0cm" loext:contextual-spacing="false" fo:text-align="justify" style:justify-single-word="false" fo:text-indent="0cm" style:auto-text-indent="false">
        <style:tab-stops>
          <style:tab-stop style:position="0.265cm"/>
          <style:tab-stop style:position="1.799cm"/>
        </style:tab-stops>
      </style:paragraph-properties>
      <style:text-properties officeooo:paragraph-rsid="003efee5"/>
    </style:style>
    <style:style style:name="P22" style:family="paragraph" style:parent-style-name="Standard">
      <style:paragraph-properties fo:margin-left="2cm" fo:margin-right="0cm" fo:margin-top="0cm" fo:margin-bottom="0cm" loext:contextual-spacing="false" fo:text-align="justify" style:justify-single-word="false" fo:text-indent="0cm" style:auto-text-indent="false">
        <style:tab-stops>
          <style:tab-stop style:position="0.265cm"/>
          <style:tab-stop style:position="1.799cm"/>
        </style:tab-stops>
      </style:paragraph-properties>
      <style:text-properties officeooo:paragraph-rsid="004285d5"/>
    </style:style>
    <style:style style:name="P23" style:family="paragraph" style:parent-style-name="Standard">
      <style:paragraph-properties fo:margin-left="2cm" fo:margin-right="0cm" fo:margin-top="0cm" fo:margin-bottom="0cm" loext:contextual-spacing="false" fo:text-align="justify" style:justify-single-word="false" fo:text-indent="0cm" style:auto-text-indent="false">
        <style:tab-stops>
          <style:tab-stop style:position="0.265cm"/>
          <style:tab-stop style:position="1.799cm"/>
        </style:tab-stops>
      </style:paragraph-properties>
      <style:text-properties officeooo:paragraph-rsid="006cf8ce"/>
    </style:style>
    <style:style style:name="P24" style:family="paragraph" style:parent-style-name="Standard">
      <style:paragraph-properties fo:margin-left="2cm" fo:margin-right="0cm" fo:margin-top="0cm" fo:margin-bottom="0cm" loext:contextual-spacing="false" fo:text-align="justify" style:justify-single-word="false" fo:text-indent="0cm" style:auto-text-indent="false">
        <style:tab-stops>
          <style:tab-stop style:position="0.265cm"/>
          <style:tab-stop style:position="1.799cm"/>
        </style:tab-stops>
      </style:paragraph-properties>
      <style:text-properties officeooo:paragraph-rsid="006e1ec1"/>
    </style:style>
    <style:style style:name="P25" style:family="paragraph" style:parent-style-name="Standard">
      <style:paragraph-properties fo:margin-left="10.16cm" fo:margin-right="1.431cm" fo:margin-top="0cm" fo:margin-bottom="0cm" loext:contextual-spacing="false" fo:line-height="100%" fo:text-indent="1.27cm" style:auto-text-indent="false"/>
      <style:text-properties style:font-name="Times New Roman" fo:font-size="11pt" style:font-name-asian="PMingLiU" style:font-size-asian="11pt" style:language-asian="zh" style:country-asian="TW" style:font-name-complex="Times New Roman1" style:font-size-complex="11pt"/>
    </style:style>
    <style:style style:name="P26" style:family="paragraph" style:parent-style-name="Standard">
      <style:paragraph-properties fo:margin-left="11.43cm" fo:margin-right="0.584cm" fo:margin-top="0cm" fo:margin-bottom="0cm" loext:contextual-spacing="false" fo:line-height="100%" fo:text-indent="0cm" style:auto-text-indent="false"/>
      <style:text-properties style:font-name="Times New Roman" fo:font-size="11pt" style:font-name-asian="PMingLiU" style:font-size-asian="11pt" style:language-asian="zh" style:country-asian="TW" style:font-name-complex="Times New Roman1" style:font-size-complex="11pt"/>
    </style:style>
    <style:style style:name="P27" style:family="paragraph" style:parent-style-name="Standard">
      <style:paragraph-properties fo:margin-left="0cm" fo:margin-right="0.584cm" fo:margin-top="0cm" fo:margin-bottom="0cm" loext:contextual-spacing="false" fo:text-indent="0cm" style:auto-text-indent="false"/>
      <style:text-properties style:font-name="Times New Roman" fo:font-size="11pt" style:font-name-asian="PMingLiU" style:font-size-asian="11pt" style:language-asian="zh" style:country-asian="TW" style:font-name-complex="Times New Roman1" style:font-size-complex="11pt"/>
    </style:style>
    <style:style style:name="P28" style:family="paragraph" style:parent-style-name="Standard" style:master-page-name="Standard">
      <style:paragraph-properties fo:margin-left="0cm" fo:margin-right="0cm" fo:margin-top="0cm" fo:margin-bottom="0cm" loext:contextual-spacing="false" fo:text-indent="0cm" style:auto-text-indent="false" style:page-number="auto"/>
      <style:text-properties style:font-name="Times New Roman" fo:font-size="11pt" officeooo:paragraph-rsid="001351e1" style:font-name-asian="PMingLiU" style:font-size-asian="11pt" style:language-asian="zh" style:country-asian="TW" style:font-name-complex="Times New Roman1" style:font-size-complex="11pt"/>
    </style:style>
    <style:style style:name="P29" style:family="paragraph" style:parent-style-name="Standard">
      <style:paragraph-properties fo:margin-top="0cm" fo:margin-bottom="0cm" loext:contextual-spacing="false" fo:text-align="justify" style:justify-single-word="false"/>
      <style:text-properties style:font-name="Times New Roman" fo:font-size="8pt" officeooo:paragraph-rsid="0039bb8c" style:font-name-asian="PMingLiU" style:font-size-asian="7pt" style:language-asian="zh" style:country-asian="TW" style:font-name-complex="Times New Roman1" style:font-size-complex="8pt"/>
    </style:style>
    <style:style style:name="P30" style:family="paragraph" style:parent-style-name="Standard">
      <style:paragraph-properties fo:margin-top="0cm" fo:margin-bottom="0cm" loext:contextual-spacing="false" fo:text-align="justify" style:justify-single-word="false"/>
      <style:text-properties style:font-name="Times New Roman" fo:font-size="8pt" officeooo:rsid="003efee5" officeooo:paragraph-rsid="00497ef5" style:font-name-asian="PMingLiU" style:font-size-asian="7pt" style:language-asian="zh" style:country-asian="TW" style:font-name-complex="Times New Roman1" style:font-size-complex="8pt"/>
    </style:style>
    <style:style style:name="P31" style:family="paragraph" style:parent-style-name="Standard">
      <style:paragraph-properties fo:margin-top="0cm" fo:margin-bottom="0cm" loext:contextual-spacing="false" fo:text-align="justify" style:justify-single-word="false"/>
      <style:text-properties style:font-name="Times New Roman" fo:font-size="8pt" officeooo:rsid="004e1a63" officeooo:paragraph-rsid="005047a4" style:font-name-asian="PMingLiU" style:font-size-asian="7pt" style:language-asian="zh" style:country-asian="TW" style:font-name-complex="Times New Roman1" style:font-size-complex="8pt"/>
    </style:style>
    <style:style style:name="P32" style:family="paragraph" style:parent-style-name="Standard">
      <style:paragraph-properties fo:margin-top="0cm" fo:margin-bottom="0cm" loext:contextual-spacing="false" fo:text-align="justify" style:justify-single-word="false"/>
      <style:text-properties style:font-name="Times New Roman" fo:font-size="8pt" officeooo:rsid="003b7f77" officeooo:paragraph-rsid="006a99ab" style:font-name-asian="PMingLiU" style:font-size-asian="7pt" style:language-asian="zh" style:country-asian="TW" style:font-name-complex="Times New Roman1" style:font-size-complex="8pt"/>
    </style:style>
    <style:style style:name="P33" style:family="paragraph" style:parent-style-name="List_20_Paragraph">
      <style:paragraph-properties fo:margin-left="0cm" fo:margin-right="0.582cm" fo:text-indent="0cm" style:auto-text-indent="false"/>
      <style:text-properties style:font-name="Times New Roman" fo:font-size="11pt" style:font-name-asian="PMingLiU" style:font-size-asian="11pt" style:language-asian="zh" style:country-asian="TW" style:font-name-complex="Times New Roman1" style:font-size-complex="11pt"/>
    </style:style>
    <style:style style:name="T1" style:family="text">
      <style:text-properties style:font-name="Times New Roman" style:font-name-asian="PMingLiU" style:language-asian="zh" style:country-asian="TW" style:font-name-complex="Times New Roman1"/>
    </style:style>
    <style:style style:name="T2" style:family="text">
      <style:text-properties style:font-name="Times New Roman" officeooo:rsid="001351e1" style:font-name-asian="PMingLiU" style:language-asian="zh" style:country-asian="TW" style:font-name-complex="Times New Roman1"/>
    </style:style>
    <style:style style:name="T3" style:family="text">
      <style:text-properties style:font-name="Times New Roman" officeooo:rsid="0012ce27" style:font-name-asian="PMingLiU" style:language-asian="zh" style:country-asian="TW" style:font-name-complex="Times New Roman1"/>
    </style:style>
    <style:style style:name="T4" style:family="text">
      <style:text-properties style:font-name="Times New Roman" officeooo:rsid="0039bb8c" style:font-name-asian="PMingLiU" style:language-asian="zh" style:country-asian="TW" style:font-name-complex="Times New Roman1"/>
    </style:style>
    <style:style style:name="T5" style:family="text">
      <style:text-properties style:font-name="Times New Roman" officeooo:rsid="003b7f77" style:font-name-asian="PMingLiU" style:language-asian="zh" style:country-asian="TW" style:font-name-complex="Times New Roman1"/>
    </style:style>
    <style:style style:name="T6" style:family="text">
      <style:text-properties style:font-name="Times New Roman" officeooo:rsid="003d56ce" style:font-name-asian="PMingLiU" style:language-asian="zh" style:country-asian="TW" style:font-name-complex="Times New Roman1"/>
    </style:style>
    <style:style style:name="T7" style:family="text">
      <style:text-properties style:font-name="Times New Roman" officeooo:rsid="003efee5" style:font-name-asian="PMingLiU" style:language-asian="zh" style:country-asian="TW" style:font-name-complex="Times New Roman1"/>
    </style:style>
    <style:style style:name="T8" style:family="text">
      <style:text-properties style:font-name="Times New Roman" officeooo:rsid="006c16f5" style:font-name-asian="PMingLiU" style:language-asian="zh" style:country-asian="TW" style:font-name-complex="Times New Roman1"/>
    </style:style>
    <style:style style:name="T9" style:family="text">
      <style:text-properties style:font-name="Times New Roman" officeooo:rsid="00968f62" style:font-name-asian="PMingLiU" style:language-asian="zh" style:country-asian="TW" style:font-name-complex="Times New Roman1"/>
    </style:style>
    <style:style style:name="T10" style:family="text">
      <style:text-properties style:font-name="Times New Roman" officeooo:rsid="00497ef5" style:font-name-asian="PMingLiU" style:language-asian="zh" style:country-asian="TW" style:font-name-complex="Times New Roman1"/>
    </style:style>
    <style:style style:name="T11" style:family="text">
      <style:text-properties style:font-name="Times New Roman" officeooo:rsid="0043bf2b" style:font-name-asian="PMingLiU" style:language-asian="zh" style:country-asian="TW" style:font-name-complex="Times New Roman1"/>
    </style:style>
    <style:style style:name="T12" style:family="text">
      <style:text-properties style:font-name="Times New Roman" officeooo:rsid="004b2445" style:font-name-asian="PMingLiU" style:language-asian="zh" style:country-asian="TW" style:font-name-complex="Times New Roman1"/>
    </style:style>
    <style:style style:name="T13" style:family="text">
      <style:text-properties style:font-name="Times New Roman" officeooo:rsid="0058c4e0" style:font-name-asian="PMingLiU" style:language-asian="zh" style:country-asian="TW" style:font-name-complex="Times New Roman1"/>
    </style:style>
    <style:style style:name="T14" style:family="text">
      <style:text-properties style:font-name="Times New Roman" officeooo:rsid="0059b686" style:font-name-asian="PMingLiU" style:language-asian="zh" style:country-asian="TW" style:font-name-complex="Times New Roman1"/>
    </style:style>
    <style:style style:name="T15" style:family="text">
      <style:text-properties style:font-name="Times New Roman" officeooo:rsid="005a0973" style:font-name-asian="PMingLiU" style:language-asian="zh" style:country-asian="TW" style:font-name-complex="Times New Roman1"/>
    </style:style>
    <style:style style:name="T16" style:family="text">
      <style:text-properties style:font-name="Times New Roman" officeooo:rsid="004bc695" style:font-name-asian="PMingLiU" style:language-asian="zh" style:country-asian="TW" style:font-name-complex="Times New Roman1"/>
    </style:style>
    <style:style style:name="T17" style:family="text">
      <style:text-properties style:font-name="Times New Roman" officeooo:rsid="004d3f8e" style:font-name-asian="PMingLiU" style:language-asian="zh" style:country-asian="TW" style:font-name-complex="Times New Roman1"/>
    </style:style>
    <style:style style:name="T18" style:family="text">
      <style:text-properties style:font-name="Times New Roman" officeooo:rsid="004e1a63" style:font-name-asian="PMingLiU" style:language-asian="zh" style:country-asian="TW" style:font-name-complex="Times New Roman1"/>
    </style:style>
    <style:style style:name="T19" style:family="text">
      <style:text-properties style:font-name="Times New Roman" officeooo:rsid="005ac7fa" style:font-name-asian="PMingLiU" style:language-asian="zh" style:country-asian="TW" style:font-name-complex="Times New Roman1"/>
    </style:style>
    <style:style style:name="T20" style:family="text">
      <style:text-properties style:font-name="Times New Roman" officeooo:rsid="005047a4" style:font-name-asian="PMingLiU" style:language-asian="zh" style:country-asian="TW" style:font-name-complex="Times New Roman1"/>
    </style:style>
    <style:style style:name="T21" style:family="text">
      <style:text-properties style:font-name="Times New Roman" officeooo:rsid="006febfb" style:font-name-asian="PMingLiU" style:language-asian="zh" style:country-asian="TW" style:font-name-complex="Times New Roman1"/>
    </style:style>
    <style:style style:name="T22" style:family="text">
      <style:text-properties style:font-name="Times New Roman" officeooo:rsid="005625e2" style:font-name-asian="PMingLiU" style:language-asian="zh" style:country-asian="TW" style:font-name-complex="Times New Roman1"/>
    </style:style>
    <style:style style:name="T23" style:family="text">
      <style:text-properties style:font-name="Times New Roman" officeooo:rsid="0060d8cf" style:font-name-asian="PMingLiU" style:language-asian="zh" style:country-asian="TW" style:font-name-complex="Times New Roman1"/>
    </style:style>
    <style:style style:name="T24" style:family="text">
      <style:text-properties style:font-name="Times New Roman" officeooo:rsid="005ec808" style:font-name-asian="PMingLiU" style:language-asian="zh" style:country-asian="TW" style:font-name-complex="Times New Roman1"/>
    </style:style>
    <style:style style:name="T25" style:family="text">
      <style:text-properties style:font-name="Times New Roman" officeooo:rsid="00568d85" style:font-name-asian="PMingLiU" style:language-asian="zh" style:country-asian="TW" style:font-name-complex="Times New Roman1"/>
    </style:style>
    <style:style style:name="T26" style:family="text">
      <style:text-properties style:font-name="Times New Roman" officeooo:rsid="00578ebe" style:font-name-asian="PMingLiU" style:language-asian="zh" style:country-asian="TW" style:font-name-complex="Times New Roman1"/>
    </style:style>
    <style:style style:name="T27" style:family="text">
      <style:text-properties style:font-name="Times New Roman" officeooo:rsid="006826a0" style:font-name-asian="PMingLiU" style:language-asian="zh" style:country-asian="TW" style:font-name-complex="Times New Roman1"/>
    </style:style>
    <style:style style:name="T28" style:family="text">
      <style:text-properties style:font-name="Times New Roman" officeooo:rsid="0068a68c" style:font-name-asian="PMingLiU" style:language-asian="zh" style:country-asian="TW" style:font-name-complex="Times New Roman1"/>
    </style:style>
    <style:style style:name="T29" style:family="text">
      <style:text-properties style:font-name="Times New Roman" officeooo:rsid="0077ba77" style:font-name-asian="PMingLiU" style:language-asian="zh" style:country-asian="TW" style:font-name-complex="Times New Roman1"/>
    </style:style>
    <style:style style:name="T30" style:family="text">
      <style:text-properties style:font-name="Times New Roman" officeooo:rsid="0091459f" style:font-name-asian="PMingLiU" style:language-asian="zh" style:country-asian="TW" style:font-name-complex="Times New Roman1"/>
    </style:style>
    <style:style style:name="T31" style:family="text">
      <style:text-properties style:font-name="Times New Roman" officeooo:rsid="0021731b" style:font-name-asian="PMingLiU" style:language-asian="zh" style:country-asian="TW" style:font-name-complex="Times New Roman1"/>
    </style:style>
    <style:style style:name="T32" style:family="text">
      <style:text-properties style:font-name="Times New Roman" officeooo:rsid="00309941" style:font-name-asian="PMingLiU" style:language-asian="zh" style:country-asian="TW" style:font-name-complex="Times New Roman1"/>
    </style:style>
    <style:style style:name="T33" style:family="text">
      <style:text-properties style:font-name="Times New Roman" officeooo:rsid="003283b4" style:font-name-asian="PMingLiU" style:language-asian="zh" style:country-asian="TW" style:font-name-complex="Times New Roman1"/>
    </style:style>
    <style:style style:name="T34" style:family="text">
      <style:text-properties style:font-name="Times New Roman" officeooo:rsid="002d0a7c" style:font-name-asian="PMingLiU" style:language-asian="zh" style:country-asian="TW" style:font-name-complex="Times New Roman1"/>
    </style:style>
    <style:style style:name="T35" style:family="text">
      <style:text-properties style:font-name="Times New Roman" officeooo:rsid="0030ad0b" style:font-name-asian="PMingLiU" style:language-asian="zh" style:country-asian="TW" style:font-name-complex="Times New Roman1"/>
    </style:style>
    <style:style style:name="T36" style:family="text">
      <style:text-properties style:font-name="Times New Roman" officeooo:rsid="00a3ac0e" style:font-name-asian="PMingLiU" style:language-asian="zh" style:country-asian="TW" style:font-name-complex="Times New Roman1"/>
    </style:style>
    <style:style style:name="T37" style:family="text">
      <style:text-properties style:font-name="Times New Roman" officeooo:rsid="00a87d4e" style:font-name-asian="PMingLiU" style:language-asian="zh" style:country-asian="TW" style:font-name-complex="Times New Roman1"/>
    </style:style>
    <style:style style:name="T38" style:family="text">
      <style:text-properties style:font-name="Times New Roman" style:font-name-complex="Times New Roman1"/>
    </style:style>
    <style:style style:name="T39" style:family="text">
      <style:text-properties style:font-name="Times New Roman" officeooo:rsid="00309941" style:font-name-complex="Times New Roman1"/>
    </style:style>
    <style:style style:name="T40" style:family="text">
      <style:text-properties style:font-name="Times New Roman" officeooo:rsid="00141361" style:font-name-complex="Times New Roman1"/>
    </style:style>
    <style:style style:name="T41" style:family="text">
      <style:text-properties style:font-name="Times New Roman" officeooo:rsid="006a99ab" style:font-name-complex="Times New Roman1"/>
    </style:style>
    <style:style style:name="T42" style:family="text">
      <style:text-properties style:font-name="Times New Roman" officeooo:rsid="00398f38" style:font-name-complex="Times New Roman1"/>
    </style:style>
    <style:style style:name="T43" style:family="text">
      <style:text-properties style:font-name="Times New Roman" officeooo:rsid="00a23a13" style:font-name-complex="Times New Roman1"/>
    </style:style>
    <style:style style:name="T44" style:family="text">
      <style:text-properties style:font-name="Times New Roman" officeooo:rsid="00aa9259" style:font-name-complex="Times New Roman1"/>
    </style:style>
    <style:style style:name="T45" style:family="text">
      <style:text-properties style:font-name="Times New Roman" style:text-underline-style="solid" style:text-underline-width="auto" style:text-underline-color="font-color" style:font-name-complex="Times New Roman1"/>
    </style:style>
    <style:style style:name="T46" style:family="text">
      <style:text-properties style:font-name="Times New Roman" style:text-underline-style="solid" style:text-underline-width="auto" style:text-underline-color="font-color" officeooo:rsid="002de20c" style:font-name-complex="Times New Roman1"/>
    </style:style>
    <style:style style:name="T47" style:family="text">
      <style:text-properties style:font-name="Times New Roman" style:text-underline-style="solid" style:text-underline-width="auto" style:text-underline-color="font-color" style:font-name-asian="PMingLiU" style:language-asian="zh" style:country-asian="TW" style:font-name-complex="Times New Roman1"/>
    </style:style>
    <style:style style:name="T48" style:family="text">
      <style:text-properties style:font-name="Times New Roman" style:text-underline-style="solid" style:text-underline-width="auto" style:text-underline-color="font-color" officeooo:rsid="00141361" style:font-name-asian="PMingLiU" style:language-asian="zh" style:country-asian="TW" style:font-name-complex="Times New Roman1"/>
    </style:style>
    <style:style style:name="T49" style:family="text">
      <style:text-properties style:font-name="Times New Roman" style:text-underline-style="solid" style:text-underline-width="auto" style:text-underline-color="font-color" officeooo:rsid="00929c2b" style:font-name-asian="PMingLiU" style:language-asian="zh" style:country-asian="TW" style:font-name-complex="Times New Roman1"/>
    </style:style>
    <style:style style:name="T50" style:family="text">
      <style:text-properties style:font-name="Times New Roman" style:text-underline-style="solid" style:text-underline-width="auto" style:text-underline-color="font-color" officeooo:rsid="0021731b" style:font-name-asian="PMingLiU" style:language-asian="zh" style:country-asian="TW" style:font-name-complex="Times New Roman1"/>
    </style:style>
    <style:style style:name="T51" style:family="text">
      <style:text-properties style:font-name="Times New Roman" style:text-underline-style="solid" style:text-underline-width="auto" style:text-underline-color="font-color" officeooo:rsid="0094002f" style:font-name-asian="PMingLiU" style:language-asian="zh" style:country-asian="TW" style:font-name-complex="Times New Roman1"/>
    </style:style>
    <style:style style:name="T52" style:family="text">
      <style:text-properties style:font-name="Times New Roman" style:text-underline-style="solid" style:text-underline-width="auto" style:text-underline-color="font-color" officeooo:rsid="0022468a" style:font-name-asian="PMingLiU" style:language-asian="zh" style:country-asian="TW" style:font-name-complex="Times New Roman1"/>
    </style:style>
    <style:style style:name="T53" style:family="text">
      <style:text-properties style:font-name="Times New Roman" style:text-underline-style="solid" style:text-underline-width="auto" style:text-underline-color="font-color" officeooo:rsid="003283b4" style:font-name-asian="PMingLiU" style:language-asian="zh" style:country-asian="TW" style:font-name-complex="Times New Roman1"/>
    </style:style>
    <style:style style:name="T54" style:family="text">
      <style:text-properties style:font-name="Times New Roman" fo:font-size="11pt" officeooo:rsid="003efee5" style:font-name-asian="PMingLiU" style:font-size-asian="11pt" style:language-asian="zh" style:country-asian="TW" style:font-name-complex="Times New Roman1" style:font-size-complex="11pt"/>
    </style:style>
    <style:style style:name="T55" style:family="text">
      <style:text-properties style:font-name="Times New Roman" fo:font-size="11pt" officeooo:rsid="00a51a76" style:font-name-asian="PMingLiU" style:font-size-asian="11pt" style:language-asian="zh" style:country-asian="TW" style:font-name-complex="Times New Roman1" style:font-size-complex="11pt"/>
    </style:style>
    <style:style style:name="T56" style:family="text">
      <style:text-properties style:font-name="Times New Roman" fo:font-size="11pt" officeooo:rsid="006cf8ce" style:font-name-asian="PMingLiU" style:font-size-asian="11pt" style:language-asian="zh" style:country-asian="TW" style:font-name-complex="Times New Roman1" style:font-size-complex="11pt"/>
    </style:style>
    <style:style style:name="T57" style:family="text">
      <style:text-properties style:font-name="Times New Roman" fo:font-size="11pt" officeooo:rsid="0040b584" style:font-name-asian="PMingLiU" style:font-size-asian="11pt" style:language-asian="zh" style:country-asian="TW" style:font-name-complex="Times New Roman1" style:font-size-complex="11pt"/>
    </style:style>
    <style:style style:name="T58" style:family="text">
      <style:text-properties style:font-name="Times New Roman" fo:font-size="11pt" officeooo:rsid="00425059" style:font-name-asian="PMingLiU" style:font-size-asian="11pt" style:language-asian="zh" style:country-asian="TW" style:font-name-complex="Times New Roman1" style:font-size-complex="11pt"/>
    </style:style>
    <style:style style:name="T59" style:family="text">
      <style:text-properties style:font-name="Times New Roman" fo:font-size="11pt" officeooo:rsid="004285d5" style:font-name-asian="PMingLiU" style:font-size-asian="11pt" style:language-asian="zh" style:country-asian="TW" style:font-name-complex="Times New Roman1" style:font-size-complex="11pt"/>
    </style:style>
    <style:style style:name="T60" style:family="text">
      <style:text-properties style:font-name="Times New Roman" fo:font-size="11pt" officeooo:rsid="006fea51" style:font-name-asian="PMingLiU" style:font-size-asian="11pt" style:language-asian="zh" style:country-asian="TW" style:font-name-complex="Times New Roman1" style:font-size-complex="11pt"/>
    </style:style>
    <style:style style:name="T61" style:family="text">
      <style:text-properties style:font-name="Times New Roman" fo:font-size="11pt" officeooo:rsid="0039bb8c" style:font-name-asian="PMingLiU" style:font-size-asian="11pt" style:language-asian="zh" style:country-asian="TW" style:font-name-complex="Times New Roman1" style:font-size-complex="11pt"/>
    </style:style>
    <style:style style:name="T62" style:family="text">
      <style:text-properties style:font-name="Times New Roman" fo:font-size="11pt" officeooo:rsid="006a99ab" style:font-name-asian="PMingLiU" style:font-size-asian="11pt" style:language-asian="zh" style:country-asian="TW" style:font-name-complex="Times New Roman1" style:font-size-complex="11pt"/>
    </style:style>
    <style:style style:name="T63" style:family="text">
      <style:text-properties style:font-name="Times New Roman" fo:font-size="11pt" officeooo:rsid="0080945f" style:font-name-asian="PMingLiU" style:font-size-asian="11pt" style:language-asian="zh" style:country-asian="TW" style:font-name-complex="Times New Roman1" style:font-size-complex="11pt"/>
    </style:style>
    <style:style style:name="T64" style:family="text">
      <style:text-properties style:font-name="Times New Roman" fo:font-size="11pt" officeooo:rsid="00822bd9" style:font-name-asian="PMingLiU" style:font-size-asian="11pt" style:language-asian="zh" style:country-asian="TW" style:font-name-complex="Times New Roman1" style:font-size-complex="11pt"/>
    </style:style>
    <style:style style:name="T65" style:family="text">
      <style:text-properties style:font-name="Times New Roman" fo:font-size="11pt" officeooo:rsid="00882abf" style:font-name-asian="PMingLiU" style:font-size-asian="11pt" style:language-asian="zh" style:country-asian="TW" style:font-name-complex="Times New Roman1" style:font-size-complex="11pt"/>
    </style:style>
    <style:style style:name="T66" style:family="text">
      <style:text-properties style:font-name="Times New Roman" fo:font-size="11pt" officeooo:rsid="007bc4cf" style:font-name-asian="PMingLiU" style:font-size-asian="11pt" style:language-asian="zh" style:country-asian="TW" style:font-name-complex="Times New Roman1" style:font-size-complex="11pt"/>
    </style:style>
    <style:style style:name="T67" style:family="text">
      <style:text-properties style:font-name="Times New Roman" fo:font-size="11pt" officeooo:rsid="00a5899c" style:font-name-asian="PMingLiU" style:font-size-asian="11pt" style:language-asian="zh" style:country-asian="TW" style:font-name-complex="Times New Roman1" style:font-size-complex="11pt"/>
    </style:style>
    <style:style style:name="T68" style:family="text">
      <style:text-properties style:font-name="Times New Roman" fo:font-size="11pt" officeooo:rsid="008af8dd" style:font-name-asian="PMingLiU" style:font-size-asian="11pt" style:language-asian="zh" style:country-asian="TW" style:font-name-complex="Times New Roman1" style:font-size-complex="11pt"/>
    </style:style>
    <style:style style:name="T69" style:family="text">
      <style:text-properties style:font-name="Times New Roman" fo:font-size="11pt" officeooo:rsid="0072ce01" style:font-name-asian="PMingLiU" style:font-size-asian="11pt" style:language-asian="zh" style:country-asian="TW" style:font-name-complex="Times New Roman1" style:font-size-complex="11pt"/>
    </style:style>
    <style:style style:name="T70" style:family="text">
      <style:text-properties style:font-name="Times New Roman" fo:font-size="11pt" officeooo:rsid="003b7f77" style:font-name-asian="PMingLiU" style:font-size-asian="11pt" style:language-asian="zh" style:country-asian="TW" style:font-name-complex="Times New Roman1" style:font-size-complex="11pt"/>
    </style:style>
    <style:style style:name="T71" style:family="text">
      <style:text-properties officeooo:rsid="00aa925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REPUBLIC OF THE PHILIPPINES)</text:p>
      <text:p text:style-name="P7"><text:span text:style-name="T2">MARIKINA CITY</text:span><text:span text:style-name="T3"><text:tab/><text:tab/><text:tab/><text:tab/></text:span><text:span text:style-name="T2">)</text:span><text:span text:style-name="T3">S.S.</text:span></text:p>
      <text:p text:style-name="P15"/>
      <text:p text:style-name="P8">BOARD RESOLUTION</text:p>
      <text:p text:style-name="P10"/>
      <text:p text:style-name="P13"><text:span text:style-name="T38"><text:tab/>I, </text:span><text:span text:style-name="T39">SYSON, MICHAEL B.</text:span><text:span text:style-name="T38">, of legal age, </text:span><text:span text:style-name="T40">Filipino, </text:span><text:span text:style-name="T38">being the duly elected and qualified </text:span><text:span text:style-name="T41">President</text:span><text:span text:style-name="T38"> of </text:span><text:span text:style-name="T45">Usbong Social Systems, Inc.</text:span><text:span text:style-name="T38">, (the “Corporation”), </text:span><text:span text:style-name="T42">whose Securities and Exchange Commission (SEC) </text:span><text:span text:style-name="T44">Company R</text:span><text:span text:style-name="T42">egistration </text:span><text:span text:style-name="T44">N</text:span><text:span text:style-name="T42">umber is CS</text:span><text:span text:style-name="T43">123456789</text:span><text:span text:style-name="T42">,</text:span><text:span text:style-name="T38"> with principal office at </text:span><text:span text:style-name="T46">No. </text:span><text:span text:style-name="T45">2 E. Manalo (formerly, E. Rodriguez) Ave.,</text:span><text:bookmark text:name="_GoBack"/><text:span text:style-name="T45"> Sto. </text:span><text:span text:style-name="T47">Niño, Marikina City, 18</text:span><text:span text:style-name="T48">2</text:span><text:span text:style-name="T47">0, Philippines</text:span><text:span text:style-name="T1">, </text:span><text:bookmark-start text:name="__DdeLink__1758_2747055598"/><text:span text:style-name="T4">do hereby certify that </text:span><text:span text:style-name="T5">during the regular meeting of the Board of Directors held on 2020-05-</text:span><text:span text:style-name="T36">0</text:span><text:span text:style-name="T5">1, the following resolution was unanimasouly adopted:</text:span><text:bookmark-end text:name="__DdeLink__1758_2747055598"/></text:p>
      <text:p text:style-name="P29"/>
      <text:p text:style-name="P17"><text:bookmark-start text:name="__DdeLink__1748_2747055598"/><text:span text:style-name="T1"><text:tab/>“</text:span><text:span text:style-name="T6">RESOLVED, that </text:span><text:span text:style-name="T7">the following </text:span><text:span text:style-name="T8">Board Director</text:span><text:span text:style-name="T9">s</text:span><text:span text:style-name="T10"> </text:span><text:span text:style-name="T11">and </text:span><text:span text:style-name="T8">Secretary </text:span><text:span text:style-name="T12">are </text:span><text:span text:style-name="T7">resigned effective immediately:</text:span></text:p>
      <text:p text:style-name="P30"/>
      <text:p text:style-name="P21"><text:bookmark-end text:name="__DdeLink__1748_2747055598"/><text:span text:style-name="T54">1. </text:span><text:span text:style-name="T55">BERGSTEIN, AKI</text:span><text:span text:style-name="T54">., </text:span><text:bookmark-start text:name="__DdeLink__1760_2747055598"/><text:span text:style-name="T56">Board Director</text:span><text:bookmark-end text:name="__DdeLink__1760_2747055598"/><text:span text:style-name="T54"> </text:span><text:span text:style-name="T57">AND </text:span><text:span text:style-name="T56">Treasurer</text:span></text:p>
      <text:p text:style-name="P23"><text:span text:style-name="T57">2. </text:span><text:span text:style-name="T55">HALIMBAWA</text:span><text:span text:style-name="T57">, </text:span><text:span text:style-name="T56">Board Director</text:span></text:p>
      <text:p text:style-name="P23"><text:span text:style-name="T57">3. </text:span><text:span text:style-name="T55">HALIMBAWA</text:span><text:span text:style-name="T57">, </text:span><text:span text:style-name="T56">Board Director</text:span></text:p>
      <text:p text:style-name="P24"><text:span text:style-name="T57">4. </text:span><text:span text:style-name="T55">HALIMBAWA</text:span><text:span text:style-name="T58">, </text:span><text:span text:style-name="T56">Board Director</text:span></text:p>
      <text:p text:style-name="P22"><text:span text:style-name="T59">5. </text:span><text:span text:style-name="T55">HALIMBAWA</text:span><text:span text:style-name="T59">, </text:span><text:span text:style-name="T60">Secretary</text:span></text:p>
      <text:p text:style-name="P20"/>
      <text:p text:style-name="P18"><text:bookmark-start text:name="__DdeLink__1754_2747055598"/><text:span text:style-name="T1"><text:tab/>“</text:span><text:span text:style-name="T6">RESOLVED, that </text:span><text:span text:style-name="T13">the </text:span><text:span text:style-name="T14">resignator</text:span><text:span text:style-name="T15">s’</text:span><text:span text:style-name="T14"> </text:span><text:span text:style-name="T13">80% total </text:span><text:span text:style-name="T16">capital contribution value</text:span><text:span text:style-name="T17">d</text:span><text:span text:style-name="T16"> </text:span><text:span text:style-name="T17">at </text:span><text:span text:style-name="T16">4,000 (Philippine Peso), </text:span><text:span text:style-name="T18"><text:s/></text:span><text:span text:style-name="T19">is </text:span><text:span text:style-name="T20">transfered to </text:span><text:span text:style-name="T21">Board Director</text:span><text:span text:style-name="T20"> and </text:span><text:span text:style-name="T21">President</text:span><text:span text:style-name="T20">, SYSON, MICHAEL B., </text:span><text:span text:style-name="T22">who </text:span><text:span text:style-name="T23">as Beneficial Owner </text:span><text:span text:style-name="T24">now </text:span><text:span text:style-name="T25">owns </text:span><text:span text:style-name="T26">100%.”</text:span><text:span text:style-name="T22"> </text:span></text:p>
      <text:p text:style-name="P31"><text:bookmark-end text:name="__DdeLink__1754_2747055598"/></text:p>
      <text:p text:style-name="P14"><text:span text:style-name="T61"><text:tab/></text:span><text:span text:style-name="T62">In addition, </text:span><text:span text:style-name="T63">as recommended by </text:span><text:span text:style-name="T64">the </text:span><text:span text:style-name="T65">City of Marikina: </text:span><text:span text:style-name="T64">Business Permits &amp; Licensing Office </text:span><text:span text:style-name="T66">on 2021-06-</text:span><text:span text:style-name="T67">01</text:span><text:span text:style-name="T66">, </text:span><text:span text:style-name="T62">I </text:span><text:span text:style-name="T68">as President </text:span><text:span text:style-name="T61">do hereby certify </text:span><text:span text:style-name="T69">the following resolution</text:span><text:span text:style-name="T70">:</text:span></text:p>
      <text:p text:style-name="P32"/>
      <text:p text:style-name="P19"><text:bookmark text:name="__DdeLink__1756_2747055598"/><text:span text:style-name="T1"><text:tab/>“</text:span><text:span text:style-name="T6">RESOLVED, that </text:span><text:span text:style-name="T27">the Corporation </text:span><text:span text:style-name="T28">is </text:span><text:span text:style-name="T29">RETIRED”</text:span></text:p>
      <text:p text:style-name="P12"/>
      <text:p text:style-name="P19"><text:span text:style-name="T1"><text:tab/></text:span><text:span text:style-name="T30">In both resolutions, I certify t</text:span><text:span text:style-name="T1">hat all matters set forth </text:span><text:span text:style-name="T31">here </text:span><text:span text:style-name="T1">have been made in good faith, duly verified by me and to the best of my knowledge and belief, are true and correct.</text:span></text:p>
      <text:p text:style-name="P11"/>
      <text:p text:style-name="P16"><text:span text:style-name="T1">IN WITNESS WHEREOF, I have hereunto set my hand this __ day of </text:span><text:span text:style-name="T49">June</text:span><text:span text:style-name="T1"> of </text:span><text:span text:style-name="T47">20</text:span><text:span text:style-name="T50">21</text:span><text:span text:style-name="T1">.</text:span></text:p>
      <text:p text:style-name="P9"/>
      <text:p text:style-name="P3">_____________________________</text:p>
      <text:p text:style-name="P5"><text:span text:style-name="T1"><text:s text:c="6"/><text:tab/> <text:s text:c="7"/><text:tab/> <text:s text:c="6"/></text:span><text:span text:style-name="T32">SYSON, MICHAEL B.</text:span></text:p>
      <text:p text:style-name="P1"><text:s text:c="14"/>President</text:p>
      <text:p text:style-name="P33"/>
      <text:p text:style-name="P4"><text:span text:style-name="T1">Subscribed and sworn to before me in </text:span><text:span text:style-name="T47">Marikina City</text:span><text:span text:style-name="T1">, on this ___ day of </text:span><text:span text:style-name="T51">June </text:span><text:span text:style-name="T47"><text:s/>20</text:span><text:span text:style-name="T52">21</text:span><text:span text:style-name="T1">, affiant, </text:span><text:span text:style-name="T53">SYSON, MICHAEL B.</text:span><text:span text:style-name="T33">,</text:span><text:span text:style-name="T1"> who exhibited to me his </text:span><text:span text:style-name="T34">Unified Multi-purpose Identification (</text:span><text:span text:style-name="T1">ID</text:span><text:span text:style-name="T34">)</text:span><text:span text:style-name="T1"> </text:span><text:span text:style-name="T34">Card with ID </text:span><text:span text:style-name="T1">No. </text:span><text:span text:style-name="T35">CRN-</text:span><text:span text:style-name="T37">1234-1234567-1</text:span><text:span text:style-name="T1">.</text:span></text:p>
      <text:p text:style-name="P2"/>
      <text:p text:style-name="P25">NOTARY PUBLIC</text:p>
      <text:p text:style-name="P26">My commission expires on __________</text:p>
      <text:p text:style-name="P26">Commission serial no. ______________</text:p>
      <text:p text:style-name="P26">Place of commission________________</text:p>
      <text:p text:style-name="P26">Office address_____________________</text:p>
      <text:p text:style-name="P26">Roll No. ___________ IBP No. _______</text:p>
      <text:p text:style-name="P26">PTR No. ____ Place ______ Date______</text:p>
      <text:p text:style-name="P6"/>
      <text:p text:style-name="P27">Doc. No. ___________;</text:p>
      <text:p text:style-name="P27">Page No. ___________;</text:p>
      <text:p text:style-name="P27">Book No. __________ ;</text:p>
      <text:p text:style-name="P27">Series of ___________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MingLiU" svg:font-family="PMingLiU" style:font-family-generic="system" style:font-pitch="variable"/>
    <style:font-face style:name="Times New Roman1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PH" style:letter-kerning="false" style:font-name-asian="ＭＳ 明朝" style:font-size-asian="11pt" style:language-asian="zh" style:country-asian="CN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PH" style:letter-kerning="false" style:font-name-asian="ＭＳ 明朝" style:font-size-asian="11pt" style:language-asian="zh" style:country-asian="CN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71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9.52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2.06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27cm" fo:margin-bottom="1.27cm" fo:margin-left="1.27cm" fo:margin-right="1.27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ichael B. Syson</meta:initial-creator>
    <meta:editing-cycles>120</meta:editing-cycles>
    <meta:creation-date>2018-11-07T12:17:00</meta:creation-date>
    <dc:date>2021-06-23T14:29:13.120274789</dc:date>
    <meta:editing-duration>PT1H29M45S</meta:editing-duration>
    <meta:generator>LibreOffice/6.4.6.2$Linux_X86_64 LibreOffice_project/40$Build-2</meta:generator>
    <meta:document-statistic meta:table-count="0" meta:image-count="0" meta:object-count="0" meta:page-count="1" meta:paragraph-count="30" meta:word-count="307" meta:character-count="2103" meta:non-whitespace-character-count="1777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